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Code_20_block">
      <style:text-properties fo:color="#008000"/>
    </style:style>
    <style:style style:name="P13" style:family="paragraph" style:parent-style-name="Code_20_block">
      <style:text-properties officeooo:paragraph-rsid="000e6d84"/>
    </style:style>
    <style:style style:name="P14" style:family="paragraph" style:parent-style-name="Code_20_block">
      <style:text-properties officeooo:rsid="001f2c90" officeooo:paragraph-rsid="000e6d84"/>
    </style:style>
    <style:style style:name="P15" style:family="paragraph" style:parent-style-name="Code_20_block">
      <style:text-properties officeooo:paragraph-rsid="00133266"/>
    </style:style>
    <style:style style:name="P16" style:family="paragraph" style:parent-style-name="Code_20_block">
      <style:text-properties officeooo:paragraph-rsid="0014d571"/>
    </style:style>
    <style:style style:name="P17" style:family="paragraph" style:parent-style-name="Code_20_block">
      <style:text-properties officeooo:paragraph-rsid="0016b811"/>
    </style:style>
    <style:style style:name="P18" style:family="paragraph" style:parent-style-name="Text_20_body">
      <style:paragraph-properties fo:text-align="justify" style:justify-single-word="false"/>
    </style:style>
    <style:style style:name="P19"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20" style:family="paragraph" style:parent-style-name="Standard">
      <style:paragraph-properties fo:break-before="page"/>
    </style:style>
    <style:style style:name="P21" style:family="paragraph" style:parent-style-name="Standard">
      <style:paragraph-properties fo:text-align="justify" style:justify-single-word="false" fo:break-before="page"/>
      <style:text-properties fo:font-weight="bold" style:font-weight-asian="bold" style:font-weight-complex="bold"/>
    </style:style>
    <style:style style:name="P22" style:family="paragraph" style:parent-style-name="Standard" style:list-style-name="List_20_1"/>
    <style:style style:name="P23" style:family="paragraph" style:parent-style-name="Standard" style:list-style-name="List_20_1">
      <style:text-properties officeooo:paragraph-rsid="000af6c4"/>
    </style:style>
    <style:style style:name="P24" style:family="paragraph" style:parent-style-name="Standard" style:list-style-name="List_20_2">
      <style:paragraph-properties fo:text-align="justify" style:justify-single-word="false"/>
    </style:style>
    <style:style style:name="P25" style:family="paragraph" style:parent-style-name="Standard" style:list-style-name="List_20_2">
      <style:paragraph-properties fo:text-align="justify" style:justify-single-word="false"/>
      <style:text-properties officeooo:paragraph-rsid="00184030"/>
    </style:style>
    <style:style style:name="P26" style:family="paragraph" style:parent-style-name="Standard" style:list-style-name="List_20_1">
      <style:paragraph-properties fo:text-align="justify" style:justify-single-word="false"/>
    </style:style>
    <style:style style:name="P27" style:family="paragraph" style:parent-style-name="Standard" style:list-style-name="L1">
      <style:paragraph-properties fo:text-align="justify" style:justify-single-word="false"/>
    </style:style>
    <style:style style:name="P28" style:family="paragraph" style:parent-style-name="Standard" style:list-style-name="Numbering_20_1"/>
    <style:style style:name="P29" style:family="paragraph" style:parent-style-name="Standard">
      <style:paragraph-properties fo:text-align="justify" style:justify-single-word="false"/>
      <style:text-properties officeooo:rsid="0018ceac" officeooo:paragraph-rsid="001aa2e2"/>
    </style:style>
    <style:style style:name="P30" style:family="paragraph" style:parent-style-name="Standard">
      <style:paragraph-properties fo:text-align="justify" style:justify-single-word="false"/>
      <style:text-properties officeooo:rsid="0018ceac" officeooo:paragraph-rsid="001c9f78"/>
    </style:style>
    <style:style style:name="P31" style:family="paragraph" style:parent-style-name="Standard">
      <style:paragraph-properties fo:text-align="justify" style:justify-single-word="false"/>
      <style:text-properties officeooo:rsid="0018ceac" officeooo:paragraph-rsid="001e43c8"/>
    </style:style>
    <style:style style:name="P32" style:family="paragraph" style:parent-style-name="Standard">
      <style:paragraph-properties fo:text-align="justify" style:justify-single-word="false"/>
      <style:text-properties officeooo:rsid="0018ceac" officeooo:paragraph-rsid="001f3de4"/>
    </style:style>
    <style:style style:name="P33" style:family="paragraph" style:parent-style-name="Standard" style:list-style-name="List_20_1">
      <style:text-properties officeooo:rsid="000af6c4" officeooo:paragraph-rsid="000af6c4"/>
    </style:style>
    <style:style style:name="P34" style:family="paragraph" style:parent-style-name="Standard" style:list-style-name="List_20_1">
      <style:paragraph-properties fo:text-align="start" style:justify-single-word="false"/>
    </style:style>
    <style:style style:name="P35" style:family="paragraph" style:parent-style-name="Standard" style:list-style-name="List_20_1">
      <style:paragraph-properties fo:text-align="justify" style:justify-single-word="false" fo:break-before="page"/>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rsid="0018ceac"/>
    </style:style>
    <style:style style:name="P38" style:family="paragraph" style:parent-style-name="Heading_20_3">
      <style:text-properties officeooo:rsid="000c7dca"/>
    </style:style>
    <style:style style:name="P39" style:family="paragraph" style:parent-style-name="Heading_20_3">
      <style:paragraph-properties fo:break-before="page"/>
    </style:style>
    <style:style style:name="P40" style:family="paragraph" style:parent-style-name="Code_20_block">
      <style:text-properties fo:color="#008000"/>
    </style:style>
    <style:style style:name="P41" style:family="paragraph" style:parent-style-name="Code_20_block">
      <style:text-properties fo:color="#008000" officeooo:paragraph-rsid="001c9f78"/>
    </style:style>
    <style:style style:name="P42" style:family="paragraph" style:parent-style-name="Code_20_block">
      <style:text-properties fo:font-style="italic" style:font-style-asian="italic" style:font-style-complex="italic"/>
    </style:style>
    <style:style style:name="P43" style:family="paragraph" style:parent-style-name="Code_20_block">
      <style:text-properties fo:font-style="italic" officeooo:paragraph-rsid="001c9f78"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aa2e2"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aa2e2" style:font-weight-asian="bold" style:font-weight-complex="bold"/>
    </style:style>
    <style:style style:name="T7" style:family="text">
      <style:text-properties fo:font-weight="bold" officeooo:rsid="001c9f78" style:font-weight-asian="bold" style:font-weight-complex="bold"/>
    </style:style>
    <style:style style:name="T8" style:family="text">
      <style:text-properties fo:font-weight="bold" officeooo:rsid="0024201b" style:font-weight-asian="bold" style:font-weight-complex="bold"/>
    </style:style>
    <style:style style:name="T9" style:family="text">
      <style:text-properties fo:color="#008000"/>
    </style:style>
    <style:style style:name="T10" style:family="text">
      <style:text-properties fo:color="#008000" officeooo:rsid="001f2c90"/>
    </style:style>
    <style:style style:name="T11" style:family="text">
      <style:text-properties fo:color="#008000" officeooo:rsid="000e6d84"/>
    </style:style>
    <style:style style:name="T12" style:family="text">
      <style:text-properties style:use-window-font-color="true"/>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000000"/>
    </style:style>
    <style:style style:name="T16" style:family="text">
      <style:text-properties officeooo:rsid="000af6c4"/>
    </style:style>
    <style:style style:name="T17" style:family="text">
      <style:text-properties officeooo:rsid="000c7dca"/>
    </style:style>
    <style:style style:name="T18" style:family="text">
      <style:text-properties officeooo:rsid="000e6d84"/>
    </style:style>
    <style:style style:name="T19" style:family="text">
      <style:text-properties officeooo:rsid="001f2c90"/>
    </style:style>
    <style:style style:name="T20" style:family="text">
      <style:text-properties officeooo:rsid="00133266"/>
    </style:style>
    <style:style style:name="T21" style:family="text">
      <style:text-properties officeooo:rsid="0014d571"/>
    </style:style>
    <style:style style:name="T22" style:family="text">
      <style:text-properties officeooo:rsid="0016b811"/>
    </style:style>
    <style:style style:name="T23" style:family="text">
      <style:text-properties officeooo:rsid="0017bce1"/>
    </style:style>
    <style:style style:name="T24" style:family="text">
      <style:text-properties officeooo:rsid="00184030"/>
    </style:style>
    <style:style style:name="T25" style:family="text">
      <style:text-properties officeooo:rsid="001aa2e2"/>
    </style:style>
    <style:style style:name="T26" style:family="text">
      <style:text-properties officeooo:rsid="001c9f78"/>
    </style:style>
    <style:style style:name="T27" style:family="text">
      <style:text-properties officeooo:rsid="001e43c8"/>
    </style:style>
    <style:style style:name="T28" style:family="text">
      <style:text-properties style:font-name="Arial" officeooo:rsid="001e43c8"/>
    </style:style>
    <style:style style:name="T29" style:family="text">
      <style:text-properties officeooo:rsid="001eef65"/>
    </style:style>
    <style:style style:name="T30" style:family="text">
      <style:text-properties officeooo:rsid="001f3de4"/>
    </style:style>
    <style:style style:name="T31" style:family="text">
      <style:text-properties officeooo:rsid="001fd9a3"/>
    </style:style>
    <style:style style:name="T32" style:family="text">
      <style:text-properties officeooo:rsid="0021b346"/>
    </style:style>
    <style:style style:name="T33" style:family="text">
      <style:text-properties officeooo:rsid="00225c8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98921129741694496"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960713232339911829" text:style-name="List_20_1">
        <text:list-item>
          <text:p text:style-name="P22">network communication</text:p>
        </text:list-item>
        <text:list-item>
          <text:p text:style-name="P22">management and monitoring</text:p>
        </text:list-item>
        <text:list-item>
          <text:p text:style-name="P22">performance / load-balancing</text:p>
        </text:list-item>
        <text:list-item>
          <text:p text:style-name="P22">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3">Appendix A: configuration properties reference</text:span> of this manual.</text:p>
      <text:list xml:id="list41478326" text:continue-list="list3498921129741694496"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2367115741969964200" text:style-name="List_20_2">
        <text:list-item>
          <text:p text:style-name="P25"><text:span text:style-name="Code_20_char">jppf.config.plugin = class_name</text:span>, where <text:span text:style-name="T1">class_name</text:span> is the fully qualified name of a class implementing <text:span text:style-name="T24">either </text:span><text:s/>the interface <text:a xlink:type="simple" xlink:href="http://www.jppf.org/api/index.html?org/jppf/utils/JPPFConfiguration.ConfigurationSource.html">JPPFConfiguration.ConfigurationSource</text:a>, <text:span text:style-name="T24">or the interface </text:span><text:a xlink:type="simple" xlink:href="http://www.jppf.org/api/index.html?org/jppf/utils/JPPFConfiguration.ConfigurationSourceReader.html"><text:span text:style-name="T24">JPPFConfiguration.ConfigurationSourceReader</text:span></text:a><text:span text:style-name="T24">, </text:span>enabling a configuration source from any origin, such as a URL, a distributed file system, a remote storage facility, a database, etc.</text:p>
        </text:list-item>
        <text:list-item>
          <text:p text:style-name="P2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5">-Djppf.config.plugin=my.own.Configuration</text:span> ...</text:p>
      <text:p text:style-name="P1"/>
      <text:p text:style-name="P1">or </text:p>
      <text:p text:style-name="P1"/>
      <text:p text:style-name="Code_20_block">java <text:span text:style-name="T5">-Djppf.config=my/folder/myFile.properties</text:span> ...</text:p>
      <text:p text:style-name="Standard"/>
      <text:p text:style-name="Standard">The configuration file lookup mechanism is as follows:</text:p>
      <text:p text:style-name="Standard"/>
      <text:list xml:id="list2496571390583018979" text:style-name="Numbering_20_1">
        <text:list-item>
          <text:p text:style-name="P28">if <text:span text:style-name="Code_20_char">jppf.plugin.config</text:span> is specified</text:p>
          <text:p text:style-name="P28">a) instantiate an object of the specified class name and read the properties via the stream provided by this object's <text:span text:style-name="Code_20_char">getPropertyStream()</text:span> <text:span text:style-name="T24">or getPropertyReader() </text:span>method, <text:span text:style-name="T24">depending on which interface it implements</text:span>.<text:line-break/>b) if, for any reason, the stream cannot be obtained or reading the properties from it fails, go to 3.<text:line-break/></text:p>
        </text:list-item>
        <text:list-item>
          <text:p text:style-name="P28">else if <text:span text:style-name="Code_20_char">jppf.config</text:span> is specified</text:p>
          <text:list>
            <text:list-item>
              <text:p text:style-name="P28">look for the file in the file system</text:p>
            </text:list-item>
            <text:list-item>
              <text:p text:style-name="P28">if not found in the file system, look in the classpath</text:p>
            </text:list-item>
            <text:list-item>
              <text:p text:style-name="P28">if not found in the classpath use default configuration values<text:line-break/></text:p>
            </text:list-item>
          </text:list>
        </text:list-item>
        <text:list-item>
          <text:p text:style-name="P28">if <text:span text:style-name="Code_20_char">jppf.config</text:span> is not specified</text:p>
          <text:list>
            <text:list-item>
              <text:p text:style-name="P28">use default file "<text:span text:style-name="Code_20_char">jppf.properties</text:span>"</text:p>
            </text:list-item>
            <text:list-item>
              <text:p text:style-name="P28">look for "jppf.properties" in the file system</text:p>
            </text:list-item>
            <text:list-item>
              <text:p text:style-name="P28">if not found in the file system, look for it in the classpath</text:p>
            </text:list-item>
            <text:list-item>
              <text:p text:style-name="P28">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41479163" text:continue-list="list41478326" text:style-name="Outline">
        <text:list-item>
          <text:list>
            <text:list-item>
              <text:h text:style-name="P37" text:outline-level="2">Includes in the configuration</text:h>
            </text:list-item>
          </text:list>
        </text:list-item>
      </text:list>
      <text:p text:style-name="P29"><text:span text:style-name="T25">A JPPF configuration source, whether as a file or as a plugin, can include other c</text:span><text:span text:style-name="T31">o</text:span><text:span text:style-name="T25">nfiguration sources by adding one or more “</text:span><text:span text:style-name="T4">#!include”</text:span><text:span text:style-name="T25"> statements in the following format:</text:span></text:p>
      <text:p text:style-name="P29"><text:span text:style-name="T25"/></text:p>
      <text:p text:style-name="Code_20_block"><text:span text:style-name="T25">#!include </text:span><text:span text:style-name="T2">source_type</text:span><text:span text:style-name="T25"> </text:span><text:span text:style-name="T2">source_path</text:span></text:p>
      <text:p text:style-name="P29"><text:span text:style-name="T25"/></text:p>
      <text:p text:style-name="P29"><text:span text:style-name="T25">The possible values for </text:span><text:span text:style-name="T2">source_type</text:span><text:span text:style-name="T25"> are “file”, “url” or “class”. For each of these values, source_path has a different meaning:</text:span></text:p>
      <text:p text:style-name="P29"><text:span text:style-name="T25"/></text:p>
      <text:p text:style-name="P30"><text:span text:style-name="T25">- </text:span><text:span text:style-name="T6">when </text:span><text:span text:style-name="T4">source_type</text:span><text:span text:style-name="T6"> is “file”</text:span><text:span text:style-name="T25">, </text:span><text:span text:style-name="T2">source_path</text:span><text:span text:style-name="T25"> is the path to a file on the file_system or in the JVM's classpath. If the file exists in both classpath and file system, the file system will have </text:span><text:span text:style-name="T32">priority</text:span><text:span text:style-name="T25"> over the classpath. Relative paths are interpeted as relative to the JVM's current user directory, as </text:span><text:span text:style-name="T33">determined</text:span><text:span text:style-name="T25"> by </text:span><text:span text:style-name="Code_20_char"><text:span text:style-name="T25">System.getProperty(“user.dir”)</text:span></text:span><text:span text:style-name="T25">.</text:span></text:p>
      <text:p text:style-name="P30"><text:span text:style-name="T25"/></text:p>
      <text:p text:style-name="Standard"><text:span text:style-name="T25">- </text:span><text:span text:style-name="T6">when </text:span><text:span text:style-name="T4">source_type</text:span><text:span text:style-name="T6"> is “</text:span><text:span text:style-name="T7">url</text:span><text:span text:style-name="T6">”</text:span><text:span text:style-name="T25">, source_path is </text:span><text:span text:style-name="Code_20_char"><text:span text:style-name="T28">a URL pointing to a configuration file</text:span></text:span><text:span text:style-name="T25">. </text:span><text:span text:style-name="T27">It must be a URL such that the JVM can open a stream from it.</text:span></text:p>
      <text:p text:style-name="P30"><text:span text:style-name="T25"/></text:p>
      <text:p text:style-name="P31"><text:span text:style-name="T25">- </text:span><text:span text:style-name="T6">when </text:span><text:span text:style-name="T4">source_type</text:span><text:span text:style-name="T6"> is “</text:span><text:span text:style-name="T8">class</text:span><text:span text:style-name="T6">”</text:span><text:span text:style-name="T25">, source_path is the </text:span><text:span text:style-name="T27">fully qualified class name of a configuration plugin, i.e.</text:span><text:span text:style-name="T25"> </text:span><text:span text:style-name="T27">an implementation of either </text:span><text:a xlink:type="simple" xlink:href="http://www.jppf.org/api/index.html?org/jppf/utils/JPPFConfiguration.ConfigurationSource.html"><text:span text:style-name="T27">JPPFConfiguration.ConfigurationSource</text:span></text:a><text:span text:style-name="T27"> or </text:span><text:a xlink:type="simple" xlink:href="http://www.jppf.org/api/index.html?org/jppf/utils/JPPFConfiguration.ConfigurationSourceReader.html"><text:span text:style-name="T27">JPPFConfiguration.ConfigurationSourceReader</text:span></text:a><text:span text:style-name="T27">.</text:span></text:p>
      <text:p text:style-name="P30"><text:span text:style-name="T25"/></text:p>
      <text:p text:style-name="P30"><text:span text:style-name="T6">Example</text:span><text:span text:style-name="T7">s</text:span><text:span text:style-name="T25">:</text:span></text:p>
      <text:p text:style-name="P30"><text:span text:style-name="T25"/></text:p>
      <text:p text:style-name="P12"><text:span text:style-name="T25"># a config file in the file system</text:span></text:p>
      <text:p text:style-name="P42"><text:span text:style-name="T25">#!include file /home/me/jppf/jppf.properties</text:span></text:p>
      <text:p text:style-name="P12"><text:span text:style-name="T25"/></text:p>
      <text:p text:style-name="P12"><text:span text:style-name="T25"># a config file in the classpath</text:span></text:p>
      <text:p text:style-name="P43"><text:span text:style-name="T25">#!include file </text:span><text:span text:style-name="T29">META-INF</text:span><text:span text:style-name="T25">/jppf.properties</text:span></text:p>
      <text:p text:style-name="P43"><text:span text:style-name="T25"/></text:p>
      <text:p text:style-name="P41"><text:span text:style-name="T25"># a config file </text:span><text:span text:style-name="T26">obtained from a url</text:span></text:p>
      <text:p text:style-name="P43"><text:span text:style-name="T25">#!include </text:span><text:span text:style-name="T26">url</text:span><text:span text:style-name="T25"> </text:span><text:span text:style-name="T26">http:/</text:span><text:span text:style-name="T25">/</text:span><text:span text:style-name="T26">www.myhost.com</text:span><text:span text:style-name="T25">/jppf/jppf.properties</text:span></text:p>
      <text:p text:style-name="P41"><text:span text:style-name="T25"/></text:p>
      <text:p text:style-name="P41"><text:span text:style-name="T25"># a config file </text:span><text:span text:style-name="T26">obtained from a configuration plugin</text:span></text:p>
      <text:p text:style-name="P43"><text:span text:style-name="T25">#!include </text:span><text:span text:style-name="T26">class</text:span><text:span text:style-name="T25"> </text:span><text:span text:style-name="T26">myPackage.MyConfigurationSourceReader</text:span></text:p>
      <text:p text:style-name="P29"><text:span text:style-name="T25"/></text:p>
      <text:p text:style-name="P32"><text:span text:style-name="T30">Includes can be nested without any limit on the nesting level. Thus, you need to be careful not to introduce cycles in your includes. If that happens, JPPF will catch the resulting StackOverflowException and display an error message in the console output and in the log.</text:span></text:p>
      <text:list xml:id="list41485629" text:continue-numbering="true" text:style-name="Outline">
        <text:list-item>
          <text:list>
            <text:list-item>
              <text:h text:style-name="P36"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41494516" text:continue-numbering="true" text:style-name="Outline">
        <text:list-item>
          <text:list>
            <text:list-item>
              <text:h text:style-name="P36"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9"># JPPF server port</text:span></text:p>
      <text:p text:style-name="Code_20_block"><text:s text:c="2"/>jppf.server.port = 11111</text:p>
      <text:p text:style-name="Standard"/>
      <text:p text:style-name="P6">Note<text:span text:style-name="T16">s:</text:span></text:p>
      <text:list xml:id="list41495901" text:continue-list="list3960713232339911829" text:style-name="List_20_1">
        <text:list-item>
          <text:p text:style-name="P23">not defining this property is equivalent to assigning it its default value.</text:p>
        </text:list-item>
        <text:list-item>
          <text:p text:style-name="P33">dynamic port allocation: when the port number is set to 0, JPPF will dynamically allocate a valid port number. Note that this feature is mostly useful when server discovery is enabled.</text:p>
        </text:list-item>
      </text:list>
      <text:p text:style-name="Standard"/>
      <text:p text:style-name="P19"><text:span text:style-name="T14">Backward compatibility with JPPF v2.x</text:span><text:span text:style-name="T1">: To avoid too much disruption in applications configured for JPPF v2.x, JPPF will use the server port defined with the “old" property "</text:span><text:span text:style-name="T14">class</text:span><text:span text:style-name="T13">.server.port</text:span><text:span text:style-name="T1">” if “</text:span><text:span text:style-name="T13">jppf.server.port</text:span><text:span text:style-name="T1">” is not defined.</text:span></text:p>
      <text:list xml:id="list41478600" text:continue-list="list4149451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9"># Enable or disable automatic discovery of JPPF drivers</text:span><text:line-break/> <text:s/>jppf.discovery.enabled = true</text:p>
      <text:p text:style-name="Code_20_block"><text:s text:c="2"/><text:span text:style-name="T9"># UDP multicast group to which drivers broadcast their connection parameters</text:span><text:line-break/> <text:s/>jppf.discovery.group = 230.0.0.1<text:line-break/> <text:s/><text:span text:style-name="T9"># UDP multicast port to which drivers broadcast their connection parameters</text:span><text:line-break/> <text:s/>jppf.discovery.port = 11111<text:line-break/> <text:s/><text:span text:style-name="T9"># How long a driver should wait between 2 broadcasts, in milliseconds</text:span><text:line-break/> <text:s/>jppf.discovery.broadcast.interval = 1000</text:p>
      <text:p text:style-name="Code_20_block"><text:s text:c="2"/></text:p>
      <text:p text:style-name="Code_20_block"><text:s text:c="2"/><text:span text:style-name="T9"># IPv4 address inclusion patterns</text:span></text:p>
      <text:p text:style-name="Code_20_block"><text:s text:c="2"/>jppf.discovery.broadcast.include.ipv4 = </text:p>
      <text:p text:style-name="Code_20_block"><text:s text:c="2"/><text:span text:style-name="T9"># IPv4 address exclusion patterns</text:span></text:p>
      <text:p text:style-name="Code_20_block"><text:s text:c="2"/>jppf.discovery.broadcast.exclude.ipv4 = </text:p>
      <text:p text:style-name="Code_20_block"><text:s text:c="2"/><text:span text:style-name="T9"># IPv6 address inclusion patterns</text:span></text:p>
      <text:p text:style-name="Code_20_block"><text:s text:c="2"/>jppf.discovery.broadcast.include.ipv6 = </text:p>
      <text:p text:style-name="Code_20_block"><text:s text:c="2"/><text:span text:style-name="T9">#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41471751"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41487993" text:continue-list="list41495901" text:style-name="List_20_1">
        <text:list-item>
          <text:p text:style-name="P22">A and B are not connected at all</text:p>
        </text:list-item>
        <text:list-item>
          <text:p text:style-name="P22">A is connected to B (i.e. A acts as a node attached to B)</text:p>
        </text:list-item>
        <text:list-item>
          <text:p text:style-name="P22">B is connected to A (i.e. B acts as a node attached to A)</text:p>
        </text:list-item>
        <text:list-item>
          <text:p text:style-name="P22">A and B are connected to each other</text:p>
        </text:list-item>
      </text:list>
      <text:p text:style-name="Standard"/>
      <text:p text:style-name="Standard"/>
      <text:p text:style-name="P20">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9">#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9"># define a space-separated list of peers to connect to</text:span><text:line-break/> <text:s/>jppf.peers = server_1 server_2<text:line-break/> <text:s/></text:p>
      <text:p text:style-name="Code_20_block"><text:s text:c="2"/><text:span text:style-name="T9"># connection to server_1</text:span></text:p>
      <text:p text:style-name="Code_20_block"><text:s text:c="2"/>jppf.peer.server_1.server.host = host_1<text:line-break/> <text:s/>jppf.peer.server_1.server.port = 11111<text:line-break/> <text:s/><text:span text:style-name="T9">#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9"><text:span text:style-name="T14">Backward compatibility with JPPF v2.x</text:span><text:span text:style-name="T1">: To avoid too much disruption in applications configured for JPPF v2.x, JPPF will use the server port defined with the "old" property "</text:span><text:span text:style-name="T13">driver-1.</text:span><text:span text:style-name="T14">class</text:span><text:span text:style-name="T13">.server.port</text:span><text:span text:style-name="T1">" if "</text:span><text:span text:style-name="T13">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9"># enable auto-discovery of other peer servers</text:span></text:p>
      <text:p text:style-name="Code_20_block"><text:s text:c="2"/>jppf.peer.discovery.enabled = true</text:p>
      <text:p text:style-name="Code_20_block"><text:s text:c="2"/><text:span text:style-name="T9"># specifiy both discovery and manually configured drivers</text:span></text:p>
      <text:p text:style-name="Code_20_block"><text:s text:c="2"/>jppf.peerss = <text:span text:style-name="T3">jppf_discovery</text:span> server_1</text:p>
      <text:p text:style-name="Code_20_block"><text:s text:c="2"/><text:span text:style-name="T9"># connection to server_1</text:span></text:p>
      <text:p text:style-name="Code_20_block"><text:span text:style-name="T15"><text:s text:c="2"/>jppf.peer.server_1.server.host = host_1</text:span><text:span text:style-name="T9"><text:line-break/></text:span><text:span text:style-name="T15"> <text:s/>jppf.peer.server_1.server.port = 11111</text:span></text:p>
      <text:list xml:id="list41485953" text:continue-list="list41471751"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41496447"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9">#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9"><text:s text:c="2"/># If no non-local IP is found, localhost will be used.</text:span><text:line-break/> <text:s/>jppf.management.host = localhost<text:line-break/> <text:s/><text:line-break/> <text:s/><text:span text:style-name="T9"># JMX management port, used by the remote JMX connector</text:span><text:line-break/> <text:s/>jppf.management.port = 11198</text:p>
      <text:p text:style-name="P1"/>
      <text:p text:style-name="P1">Let's see in more details the usage of each of these properties:</text:p>
      <text:p text:style-name="P1"/>
      <text:list xml:id="list41493702" text:continue-list="list41487993" text:style-name="List_20_1">
        <text:list-item>
          <text:p text:style-name="P26"><text:span text:style-name="T5">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6">j<text:span text:style-name="T5">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9">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41470451" text:continue-list="list4149644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3">Chapter 6 Extending JPPF</text:span> of this manual. JPPF now has 4 predefined load-balancing algorithms to compute the distribution of tasks to the nodes, each with its own configuration parameters. These algorithms are:</text:p>
      <text:p text:style-name="P1"/>
      <text:list xml:id="list41486929" text:continue-list="list41493702" text:style-name="List_20_1">
        <text:list-item>
          <text:p text:style-name="P26">“manual” : each bundle has a fixed number of tasks, meaning that each will receive at most this number of tasks</text:p>
        </text:list-item>
        <text:list-item>
          <text:p text:style-name="P26">“autotuned” : adaptive heuristic algorithm based on the <text:a xlink:type="simple" xlink:href="http://en.wikipedia.org/wiki/Monte_Carlo_method">Monte Carlo</text:a> algorithm</text:p>
        </text:list-item>
        <text:list-item>
          <text:p text:style-name="P26">“proportional” : an adaptive deterministic algorithm based on the contribution of each node to the overall mean task execution time</text:p>
        </text:list-item>
        <text:list-item>
          <text:p text:style-name="P26">“rl” : adaptive algorithm based on an artificial intelligence technique called “<text:a xlink:type="simple" xlink:href="http://en.wikipedia.org/wiki/Reinforcement_learning">reinforcement learning</text:a>”</text:p>
        </text:list-item>
        <text:list-item>
          <text:p text:style-name="P26">“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3">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text:span text:style-name="T22">profile</text:span> = &lt;profile_name&gt;</text:p>
      <text:p text:style-name="Code_20_block"><text:s text:c="2"/></text:p>
      <text:p text:style-name="P17"><text:s text:c="2"/>jppf.load.balancing.<text:span text:style-name="T22">profile</text:span>.&lt;profile_name&gt;.&lt;parameter_1&gt; = &lt;value_1&gt;</text:p>
      <text:p text:style-name="Code_20_block"><text:s text:c="2"/>...</text:p>
      <text:p text:style-name="P17"><text:s text:c="2"/>jppf.load.balancing.<text:span text:style-name="T22">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2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9"># algorithm name</text:span><text:line-break/> <text:s/>jppf.load.balancing.algorithm = manual<text:line-break/> <text:s/><text:line-break/> <text:s/><text:span text:style-name="T9"># name of the set of parameter values or profile for the algorithm</text:span><text:line-break/> <text:s/>jppf.load.balancing.<text:span text:style-name="T20">profile</text:span> = manual_profile<text:line-break/> <text:s/><text:line-break/> <text:s/><text:span text:style-name="T9"># "manual" profile</text:span><text:line-break/> <text:s/>strategy.manual_profile.size = 1</text:p>
      <text:p text:style-name="P7"/>
      <text:p text:style-name="P5">“autotuned” algorithm</text:p>
      <text:p text:style-name="P7"/>
      <text:p text:style-name="Code_20_block"><text:s text:c="2"/><text:span text:style-name="T9"># algorithm name</text:span></text:p>
      <text:p text:style-name="Code_20_block"><text:s text:c="2"/>jppf.load.balancing.algorithm = autotuned</text:p>
      <text:p text:style-name="Code_20_block"><text:s text:c="2"/></text:p>
      <text:p text:style-name="Code_20_block"><text:s text:c="2"/><text:span text:style-name="T9"># name of the set of parameter values or profile for the algorithm</text:span></text:p>
      <text:p text:style-name="Code_20_block"><text:s text:c="2"/>jppf.load.balancing.<text:span text:style-name="T20">profile</text:span> = autotuned_profile</text:p>
      <text:p text:style-name="Code_20_block"><text:s text:c="2"/></text:p>
      <text:p text:style-name="Code_20_block"><text:s text:c="2"/><text:span text:style-name="T9"># "autotuned" profile</text:span></text:p>
      <text:p text:style-name="P15"><text:s text:c="2"/>jppf.load.balancing.<text:span text:style-name="T20">profile</text:span>.autotuned_profile.size = 5</text:p>
      <text:p text:style-name="P15"><text:s text:c="2"/>jppf.load.balancing.<text:span text:style-name="T20">profile</text:span>.autotuned_profile.minSamplesToAnalyse = 100</text:p>
      <text:p text:style-name="P15"><text:s text:c="2"/>jppf.load.balancing.<text:span text:style-name="T20">profile</text:span>.autotuned_profile.minSamplesToCheckConvergence = 50</text:p>
      <text:p text:style-name="P15"><text:s text:c="2"/>jppf.load.balancing.<text:span text:style-name="T20">profile</text:span>.autotuned_profile.maxDeviation = 0.2</text:p>
      <text:p text:style-name="P15"><text:s text:c="2"/>jppf.load.balancing.<text:span text:style-name="T20">profile</text:span>.autotuned_profile.maxGuessToStable = 50</text:p>
      <text:p text:style-name="P15"><text:s text:c="2"/>jppf.load.balancing.<text:span text:style-name="T20">profile</text:span>.autotuned_profile.sizeRatioDeviation = 1.5</text:p>
      <text:p text:style-name="P15"><text:s text:c="2"/>jppf.load.balancing.<text:span text:style-name="T20">profile</text:span>.autotuned_profile.decreaseRatio = 0.2</text:p>
      <text:p text:style-name="P5"/>
      <text:p text:style-name="P5">“proportional” algorithm</text:p>
      <text:p text:style-name="P7"/>
      <text:p text:style-name="Code_20_block"><text:s text:c="2"/><text:span text:style-name="T9"># algorithm name</text:span></text:p>
      <text:p text:style-name="Code_20_block"><text:s text:c="2"/>jppf.load.balancing.algorithm = proportional</text:p>
      <text:p text:style-name="Code_20_block"><text:s text:c="2"/></text:p>
      <text:p text:style-name="Code_20_block"><text:s text:c="2"/><text:span text:style-name="T9"># name of the set of parameter values or profile for the algorithm</text:span></text:p>
      <text:p text:style-name="Code_20_block"><text:s text:c="2"/>jppf.load.balancing.<text:span text:style-name="T20">profile</text:span> = proportional_profile</text:p>
      <text:p text:style-name="Code_20_block"><text:s text:c="2"/></text:p>
      <text:p text:style-name="Code_20_block"><text:s text:c="2"/><text:span text:style-name="T9"># "proportional" profile</text:span></text:p>
      <text:p text:style-name="P15"><text:s text:c="2"/>jppf.load.balancing.<text:span text:style-name="T20">profile</text:span>.proportional_profile.initialSize = 5</text:p>
      <text:p text:style-name="P15"><text:s text:c="2"/>jppf.load.balancing.<text:span text:style-name="T20">profile</text:span>.proportional_profile.performanceCacheSize = 1000</text:p>
      <text:p text:style-name="P15"><text:s text:c="2"/>jppf.load.balancing.<text:span text:style-name="T20">profile</text:span>.proportional_profile.proportionalityFactor = 1</text:p>
      <text:p text:style-name="P5"/>
      <text:p text:style-name="P5">“rl” algorithm</text:p>
      <text:p text:style-name="P7"/>
      <text:p text:style-name="Code_20_block"><text:s text:c="2"/><text:span text:style-name="T9"># algorithm name</text:span></text:p>
      <text:p text:style-name="Code_20_block"><text:s text:c="2"/>jppf.load.balancing.algorithm = rl</text:p>
      <text:p text:style-name="Code_20_block"><text:s text:c="2"/></text:p>
      <text:p text:style-name="Code_20_block"><text:s text:c="2"/><text:span text:style-name="T9"># name of the set of parameter values or profile for the algorithm</text:span></text:p>
      <text:p text:style-name="Code_20_block"><text:s text:c="2"/>jppf.load.balancing.<text:span text:style-name="T20">profile</text:span> = rl_profile</text:p>
      <text:p text:style-name="Code_20_block"><text:s text:c="2"/></text:p>
      <text:p text:style-name="Code_20_block"><text:s text:c="2"/><text:span text:style-name="T9"># "rl" profile</text:span></text:p>
      <text:p text:style-name="P15"><text:s text:c="2"/>jppf.load.balancing.<text:span text:style-name="T20">profile</text:span>.rl_profile.performanceCacheSize = 3000</text:p>
      <text:p text:style-name="P15"><text:s text:c="2"/>jppf.load.balancing.<text:span text:style-name="T20">profile</text:span>.rl_profile.performanceVariationThreshold = 0.001</text:p>
      <text:p text:style-name="Standard"/>
      <text:p text:style-name="P4"/>
      <text:p text:style-name="P21">“nodethreads” algorithm</text:p>
      <text:p text:style-name="P1"/>
      <text:p text:style-name="Code_20_block"><text:s text:c="2"/><text:span text:style-name="T9"># algorithm name</text:span><text:line-break/> <text:s/>jppf.load.balancing.algorithm = nodethreads<text:line-break/> <text:s/><text:line-break/> <text:s/><text:span text:style-name="T9"># name of the set of parameter values or profile for the algorithm</text:span></text:p>
      <text:p text:style-name="Code_20_block"><text:s text:c="2"/>jppf.load.balancing.<text:span text:style-name="T20">profile</text:span> = nodethreads_profile</text:p>
      <text:p text:style-name="Code_20_block"><text:s text:c="2"/></text:p>
      <text:p text:style-name="Code_20_block"><text:s text:c="2"/><text:span text:style-name="T9"># means that multiplicator * nbThreads tasks will be sent to each node</text:span></text:p>
      <text:p text:style-name="P15"><text:s text:c="2"/>jppf.load.balancing.<text:span text:style-name="T20">profile</text:span>.nodethreads_profile.multiplicator = 1</text:p>
      <text:list xml:id="list41467060" text:continue-list="list41470451"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41484685" text:continue-list="list41486929" text:style-name="List_20_1">
        <text:list-item>
          <text:p text:style-name="P22">location of jppf configuration (<text:span text:style-name="Code_20_char">-Djppf.config</text:span> or <text:span text:style-name="Code_20_char">-Djppf.config.plugin</text:span>)</text:p>
        </text:list-item>
        <text:list-item>
          <text:p text:style-name="P22">current directory</text:p>
        </text:list-item>
        <text:list-item>
          <text:p text:style-name="P22">environment variables</text:p>
        </text:list-item>
        <text:list-item>
          <text:p text:style-name="P22">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41466805" text:continue-list="list41467060"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41475352" text:continue-list="list41484685" text:style-name="List_20_1">
        <text:list-item>
          <text:p text:style-name="P26">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26">for the same reason, the SSL configuration does not apply to a local node</text:p>
        </text:list-item>
      </text:list>
      <text:list xml:id="list41487245" text:continue-list="list4146680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149289875953026991" text:style-name="L1">
        <text:list-item>
          <text:p text:style-name="P27">the node establishes a specific connection to the server, dedicated to failure detection</text:p>
        </text:list-item>
        <text:list-item>
          <text:p text:style-name="P27">at connection time, a handshake protocol takes place, where the node communicates a unique id (UUID) to the server, that can be correlated to other connections for this node (i.e. job server and distributed class loader)</text:p>
        </text:list-item>
        <text:list-item>
          <text:p text:style-name="P27"><text:soft-page-break/>at regular intervals (heartbeats), the server will send a very short message to the node, which it expects the node to acknowledge by sending a short response of its own</text:p>
        </text:list-item>
        <text:list-item>
          <text:p text:style-name="P27">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text:s text:c="2"/># Enable recovery from hardware failures on the nodes.</text:p>
      <text:p text:style-name="P12"><text:s text:c="2"/># Default value is false (disabled).</text:p>
      <text:p text:style-name="Code_20_block"><text:span text:style-name="T9"><text:s text:c="2"/></text:span>jppf.recovery.enabled = false</text:p>
      <text:p text:style-name="P12"><text:s text:c="2"/># Maximum number of attempts to get a response form the node before the</text:p>
      <text:p text:style-name="P12"><text:s text:c="2"/># connection is considered broken. Default value is 3.</text:p>
      <text:p text:style-name="Code_20_block"><text:span text:style-name="T9"><text:s text:c="2"/></text:span>jppf.recovery.max.retries = 3</text:p>
      <text:p text:style-name="P12"><text:s text:c="2"/># Maximum time in milliseconds allowed for each attempt to get a response</text:p>
      <text:p text:style-name="P12"><text:s text:c="2"/># from the node. Default value is 6000 (6 seconds).</text:p>
      <text:p text:style-name="Code_20_block"><text:span text:style-name="T9"><text:s text:c="2"/></text:span>jppf.recovery.read.timeout = 3000</text:p>
      <text:p text:style-name="P12"><text:s text:c="2"/># Dedicated port number for the detection of node failure.</text:p>
      <text:p text:style-name="P12"><text:s text:c="2"/># Default value is 22222.</text:p>
      <text:p text:style-name="Code_20_block"><text:s text:c="2"/>jppf.recovery.server.port = 22222</text:p>
      <text:p text:style-name="P12"><text:s text:c="2"/># Interval in milliseconds between two runs of the connection reaper.</text:p>
      <text:p text:style-name="P12"><text:s text:c="2"/># Default value is 60000 (1 minute).</text:p>
      <text:p text:style-name="Code_20_block"><text:span text:style-name="T9"><text:s text:c="2"/></text:span>jppf.recovery.reaper.run.interval = 60000</text:p>
      <text:p text:style-name="P12"><text:s text:c="2"/># Number of threads allocated to the reaper.</text:p>
      <text:p text:style-name="P12"><text:s text:c="2"/># Default value is the number of available CPUs.</text:p>
      <text:p text:style-name="Code_20_block"><text:span text:style-name="T9"><text:s text:c="2"/></text:span>jppf.recovery.reaper.pool.size = 8</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41484735" text:continue-list="list41487245"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41496101"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9"># port number for the server lisyens to for connections</text:span></text:p>
      <text:p text:style-name="Code_20_block"><text:s text:c="2"/>jppf.server.port = 11111</text:p>
      <text:p text:style-name="Code_20_block"><text:s text:c="2"/></text:p>
      <text:p text:style-name="Code_20_block"><text:s text:c="2"/><text:span text:style-name="T9"># Enabling JMX features</text:span></text:p>
      <text:p text:style-name="Code_20_block"><text:s text:c="2"/>jppf.management.enabled = true</text:p>
      <text:p text:style-name="Code_20_block"><text:s text:c="2"/><text:span text:style-name="T9"># JMX management host IP address</text:span></text:p>
      <text:p text:style-name="Code_20_block"><text:s text:c="2"/><text:span text:style-name="T9">#jppf.management.host = localhost</text:span></text:p>
      <text:p text:style-name="Code_20_block"><text:s text:c="2"/><text:span text:style-name="T9"># JMX management port</text:span></text:p>
      <text:p text:style-name="Code_20_block"><text:s text:c="2"/>jppf.management.port = 11198</text:p>
      <text:p text:style-name="Code_20_block"><text:s text:c="2"/></text:p>
      <text:p text:style-name="Code_20_block"><text:s text:c="2"/><text:span text:style-name="T9"># Enable/Disable automatic discovery of JPPF drivers</text:span></text:p>
      <text:p text:style-name="Code_20_block"><text:s text:c="2"/>jppf.discovery.enabled = true</text:p>
      <text:p text:style-name="Code_20_block"><text:s text:c="2"/><text:span text:style-name="T9"># UDP multicast group to which drivers broadcast their connection parameters</text:span></text:p>
      <text:p text:style-name="Code_20_block"><text:s text:c="2"/>jppf.discovery.group = 230.0.0.1</text:p>
      <text:p text:style-name="Code_20_block"><text:s text:c="2"/><text:span text:style-name="T9"># UDP multicast port to which drivers broadcast their connection parameters</text:span></text:p>
      <text:p text:style-name="Code_20_block"><text:s text:c="2"/>jppf.discovery.port = 11111</text:p>
      <text:p text:style-name="Code_20_block"><text:s text:c="2"/><text:span text:style-name="T9"># How long a driver should wait between 2 broadcasts, in milliseconds</text:span></text:p>
      <text:p text:style-name="Code_20_block"><text:s text:c="2"/>jppf.discovery.broadcast.interval = 1000</text:p>
      <text:p text:style-name="Code_20_block"><text:s text:c="2"/><text:span text:style-name="T9">#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9"># Load-balancing algorithm</text:span></text:p>
      <text:p text:style-name="Code_20_block"><text:s text:c="2"/>jppf.load.balancing.algorithm = proportional</text:p>
      <text:p text:style-name="Code_20_block"><text:s text:c="2"/><text:span text:style-name="T9"># parameters profile name</text:span></text:p>
      <text:p text:style-name="Code_20_block"><text:s text:c="2"/>jppf.load.balancing.<text:span text:style-name="T21">profile</text:span> = proportional_profile</text:p>
      <text:p text:style-name="Code_20_block"><text:s text:c="2"/></text:p>
      <text:p text:style-name="Code_20_block"><text:s text:c="2"/><text:span text:style-name="T9"># "manual" profile</text:span></text:p>
      <text:p text:style-name="P16"><text:s text:c="2"/>jppf.load.balancing.<text:span text:style-name="T21">profile</text:span>.manual_profile.size = 1</text:p>
      <text:p text:style-name="Code_20_block"><text:s text:c="2"/></text:p>
      <text:p text:style-name="Code_20_block"><text:s text:c="2"/><text:span text:style-name="T9"># "proportional" profile</text:span></text:p>
      <text:p text:style-name="P16"><text:s text:c="2"/>jppf.load.balancing.<text:span text:style-name="T21">profile</text:span>.proportional_profile.initialSize = 5</text:p>
      <text:p text:style-name="P16"><text:s text:c="2"/>jppf.load.balancing.<text:span text:style-name="T21">profile</text:span>.proportional_profile.performanceCacheSize = 3000</text:p>
      <text:p text:style-name="P16"><text:s text:c="2"/>jppf.load.balancing.<text:span text:style-name="T21">profile</text:span>.proportional_profile.proportionalityFactor = 2</text:p>
      <text:p text:style-name="Code_20_block"><text:s text:c="2"/></text:p>
      <text:p text:style-name="Code_20_block"><text:s text:c="2"/><text:span text:style-name="T9"># "rl" profile</text:span></text:p>
      <text:p text:style-name="P16"><text:s text:c="2"/>jppf.load.balancing.<text:span text:style-name="T21">profile</text:span>.rl_profile.performanceCacheSize = 3000</text:p>
      <text:p text:style-name="P16"><text:s text:c="2"/>jppf.load.balancing.<text:span text:style-name="T21">profile</text:span>.rl_profile.performanceVariationThreshold = 0.001</text:p>
      <text:p text:style-name="Code_20_block"><text:s text:c="2"/></text:p>
      <text:p text:style-name="Code_20_block"><text:s/><text:span text:style-name="T9"><text:s/># Other JVM options added to the java command line when the server is started</text:span></text:p>
      <text:p text:style-name="Code_20_block"><text:s text:c="2"/><text:span text:style-name="T9"># as a subprocess. Multiple options are separated by spaces</text:span></text:p>
      <text:p text:style-name="Code_20_block"><text:s text:c="2"/>jppf.jvm.options = -server -Xmx256m</text:p>
      <text:p text:style-name="Code_20_block"><text:s text:c="2"/></text:p>
      <text:p text:style-name="Code_20_block"><text:s text:c="2"/><text:span text:style-name="T9"># local node configuration</text:span></text:p>
      <text:p text:style-name="Code_20_block"><text:s text:c="2"/><text:span text:style-name="T9"># enable the local (in-JVM) node</text:span></text:p>
      <text:p text:style-name="Code_20_block"><text:s text:c="2"/>jppf.local.node.enabled = true</text:p>
      <text:p text:style-name="Code_20_block"><text:s text:c="2"/><text:span text:style-name="T9"># number of processing threads for the local node</text:span></text:p>
      <text:p text:style-name="Code_20_block"><text:s text:c="2"/>processing.thrreads = 4</text:p>
      <text:p text:style-name="Standard"/>
      <text:p text:style-name="Standard"/>
      <text:list xml:id="list41484528" text:continue-numbering="true" text:style-name="Outline">
        <text:list-item>
          <text:list>
            <text:list-item>
              <text:h text:style-name="P36"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9"># Enable or disable automatic discovery of JPPF drivers</text:span><text:line-break/> <text:s/>jppf.discovery.enabled = true</text:p>
      <text:p text:style-name="Code_20_block"><text:s text:c="2"/></text:p>
      <text:p text:style-name="Code_20_block"><text:s text:c="2"/><text:span text:style-name="T9"># UDP multicast group to which drivers broadcast their connection parameters</text:span><text:line-break/> <text:s/>jppf.discovery.group = 230.0.0.1<text:line-break/> <text:s/><text:line-break/> <text:s/><text:span text:style-name="T9"># UDP multicast port to which drivers broadcast their connection parameters</text:span><text:line-break/> <text:s/>jppf.discovery.port = 11111</text:p>
      <text:p text:style-name="Code_20_block"><text:s text:c="2"/></text:p>
      <text:p text:style-name="Code_20_block"><text:s text:c="2"/><text:span text:style-name="T9"># How long in milliseconds the node will attempt to automatically discover a driver</text:span><text:line-break/> <text:s/><text:span text:style-name="T9"># before falling back to the manual configuration parameters</text:span><text:line-break/> <text:s/>jppf.discovery.timeout = 5000</text:p>
      <text:p text:style-name="Code_20_block"><text:s text:c="2"/><text:span text:style-name="T9"># IPv4 address inclusion patterns</text:span></text:p>
      <text:p text:style-name="Code_20_block"><text:s text:c="2"/>jppf.discovery.include.ipv4 = </text:p>
      <text:p text:style-name="Code_20_block"><text:s text:c="2"/><text:span text:style-name="T9"># IPv4 address exclusion patterns</text:span></text:p>
      <text:p text:style-name="Code_20_block"><text:s text:c="2"/>jppf.discovery.exclude.ipv4 = </text:p>
      <text:p text:style-name="Code_20_block"><text:s text:c="2"/><text:span text:style-name="T9"># IPv6 address inclusion patterns</text:span></text:p>
      <text:p text:style-name="Code_20_block"><text:s text:c="2"/>jppf.discovery.include.ipv6 = </text:p>
      <text:p text:style-name="Code_20_block"><text:s text:c="2"/><text:span text:style-name="T9">#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41464277"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9"># IP address or host name of the server</text:span></text:p>
      <text:p text:style-name="Code_20_block"><text:s text:c="2"/>jppf.server.host = my_host</text:p>
      <text:p text:style-name="Code_20_block"><text:s text:c="2"/><text:span text:style-name="T9">#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19"><text:soft-page-break/><text:span text:style-name="T14">Backward compatibility with JPPF v2.x</text:span><text:span text:style-name="T1">: To avoid too much disruption in applications configured for JPPF v2.x, JPPF will use the server port defined with the “old" property "</text:span><text:span text:style-name="T14">class</text:span><text:span text:style-name="T13">.server.port</text:span><text:span text:style-name="T1">” if “</text:span><text:span text:style-name="T13">jppf.server.port</text:span><text:span text:style-name="T1">” is not defined.</text:span></text:p>
      <text:list xml:id="list41471958"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41492086"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9">#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9"><text:s text:c="2"/># If no non-local IP is found, localhost will be used.</text:span><text:line-break/> <text:s/>jppf.management.host = localhost<text:line-break/> <text:s/><text:line-break/> <text:s/><text:span text:style-name="T9">#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41470108"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9"># number of seconds before the first reconnection attempt</text:span><text:line-break/> <text:s/>reconnect.initial.delay = 1<text:line-break/> <text:s/><text:line-break/> <text:s/><text:span text:style-name="T9"># time after which the system stops trying to reconnect, in seconds</text:span><text:line-break/> <text:s/><text:span text:style-name="T9"># a value of zero or less means it never stops</text:span></text:p>
      <text:p text:style-name="Code_20_block"><text:s text:c="2"/>reconnect.max.time = 60<text:line-break/> <text:s/><text:line-break/> <text:s/><text:span text:style-name="T9">#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41490505"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41471578" text:continue-list="list41475352" text:style-name="List_20_1">
        <text:list-item>
          <text:p text:style-name="P3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4">during this maximum time, it will make multiple attempts to connect to the same driver. This covers the case when the driver is restarted in the mean time.</text:p>
        </text:list-item>
        <text:list-item>
          <text:p text:style-name="P34">after this maximum time has elapsed, it will attempt to auto-discover another driver, during a maximum time, specified via the configuration property "<text:span text:style-name="Code_20_char">jppf.discovery.timeout</text:span>" (in milliseconds)</text:p>
        </text:list-item>
        <text:list-item>
          <text:p text:style-name="P34">if the node still fails to reconnect after this timeout has expired, it will fall back to the driver manually specified in the <text:soft-page-break/>node's configuration file</text:p>
        </text:list-item>
        <text:list-item>
          <text:p text:style-name="P34">the cycle starts again</text:p>
        </text:list-item>
      </text:list>
      <text:list xml:id="list41471629" text:continue-list="list41490505"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41480626" text:continue-list="list3149289875953026991" text:style-name="L1">
        <text:list-item>
          <text:p text:style-name="P27">the node establishes a specific connection to the server, dedicated to failure detection</text:p>
        </text:list-item>
        <text:list-item>
          <text:p text:style-name="P27">at connection time, a handshake protocol takes place, where the node communicates a unique id (UUID) to the server</text:p>
        </text:list-item>
        <text:list-item>
          <text:p text:style-name="P27">the node will then attempt to get a message from the server (“check” message).</text:p>
        </text:list-item>
        <text:list-item>
          <text:p text:style-name="P27">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9">#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9"># Dedicated port number for the detection of node failure, must be the same as</text:span></text:p>
      <text:p text:style-name="P12"><text:s text:c="2"/># the value specified in the server configuration. Default value is 22222.</text:p>
      <text:p text:style-name="Code_20_block"><text:s text:c="2"/>jppf.recovery.server.port = 22222</text:p>
      <text:p text:style-name="Code_20_block"><text:s text:c="4"/></text:p>
      <text:p text:style-name="P12"><text:s text:c="2"/># Maximum number of attempts to get a message from the server before the</text:p>
      <text:p text:style-name="P12"><text:s text:c="2"/># connection is considered broken. Default value is 2.</text:p>
      <text:p text:style-name="Code_20_block"><text:s text:c="2"/>jppf.recovery.max.retries = 2</text:p>
      <text:p text:style-name="Code_20_block"><text:s text:c="4"/></text:p>
      <text:p text:style-name="P12"><text:s text:c="2"/># Maximum time in milliseconds allowed for each attempt to get a message</text:p>
      <text:p text:style-name="P12"><text:s text:c="2"/># from the server. Default value is 60000 (1 minute).</text:p>
      <text:p text:style-name="Code_20_block"><text:s text:c="2"/>jppf.recovery.read.timeout = 60000</text:p>
      <text:p text:style-name="Standard"/>
      <text:p text:style-name="Standard"><text:span text:style-name="T5">Note</text:span>: <text:span text:style-name="T1">if server discovery is active for a node, then the port number specified for the driver will override the one specified in the node's configuration</text:span>.</text:p>
      <text:list xml:id="list41466937" text:continue-list="list41471629"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9">#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41493302" text:continue-numbering="true" text:style-name="Outline">
        <text:list-item>
          <text:list>
            <text:list-item>
              <text:list>
                <text:list-item>
                  <text:h text:style-name="Heading_20_3" text:outline-level="3">Node process configuration</text:h>
                </text:list-item>
              </text:list>
            </text:list-item>
          </text:list>
        </text:list-item>
      </text:list>
      <text:p text:style-name="P18">In the same way as for a server (see <text:bookmark-ref text:reference-format="number-all-superior" text:ref-name="__RefHeading__27593401">5.4.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4146464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41495041" text:continue-list="list41471578" text:style-name="List_20_1">
        <text:list-item>
          <text:p text:style-name="P35">if too many classes are loaded, the space reserved to the class definitions (permanent generation in Oracle JDK) will fill up and cause an “OutOfMemoryError: PermGen space”</text:p>
        </text:list-item>
        <text:list-item>
          <text:p text:style-name="P26">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41496400" text:continue-list="list41464642" text:style-name="Outline">
        <text:list-item>
          <text:list>
            <text:list-item>
              <text:list>
                <text:list-item>
                  <text:h text:style-name="P38" text:outline-level="3">Class loader resources cache</text:h>
                </text:list-item>
              </text:list>
            </text:list-item>
          </text:list>
        </text:list-item>
      </text:list>
      <text:p text:style-name="P2"><text:span text:style-name="T17">To avoid uncessary network round trips, </text:span><text:span text:style-name="T18">the node class loaders store <text:s/>locally the resources found in their extended classpath </text:span><text:span text:style-name="T19">when</text:span><text:span text:style-name="T18"> one of their </text:span><text:span text:style-name="T19">methods</text:span><text:span text:style-name="T18"> </text:span><text:span text:style-name="Code_20_char"><text:span text:style-name="T18">getResourceAsStream()</text:span></text:span><text:span text:style-name="T18">, </text:span><text:span text:style-name="Code_20_char"><text:span text:style-name="T18">getResource(),</text:span></text:span><text:span text:style-name="T18"> </text:span><text:span text:style-name="Code_20_char"><text:span text:style-name="T18">getResources()</text:span></text:span><text:span text:style-name="T18"> </text:span><text:span text:style-name="T19">or </text:span><text:span text:style-name="Code_20_char"><text:span text:style-name="T19">getMultipleResources()</text:span></text:span><text:span text:style-name="T19"> is called. </text:span><text:span text:style-name="T18">The type of storage and location of the file-persisted cache can be configured as follows:</text:span></text:p>
      <text:p text:style-name="P9"/>
      <text:p text:style-name="P13"><text:span text:style-name="T19"><text:s text:c="2"/></text:span><text:span text:style-name="T10"># </text:span><text:span text:style-name="T11">type of storage: </text:span><text:span text:style-name="T10">either “file” (the default) or “memory”</text:span></text:p>
      <text:p text:style-name="P14"><text:s text:c="2"/>jppf.resource.cache.storage = file</text:p>
      <text:p text:style-name="P13"><text:span text:style-name="T19"><text:s text:c="2"/></text:span><text:span text:style-name="T11"># root location of the file-persisted caches</text:span></text:p>
      <text:p text:style-name="P13"><text:s text:c="2"/>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41486385"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9">// permission to read, write, delete node log file in current directory</text:span></text:p>
      <text:p text:style-name="Code_20_block"><text:s text:c="2"/>permission java.io.FilePermission "${user.dir}/jppf-node.log", "read,write,delete";</text:p>
      <text:p text:style-name="Code_20_block"><text:s text:c="2"/><text:span text:style-name="T9">// permission to read all log4j system properties</text:span></text:p>
      <text:p text:style-name="Code_20_block"><text:s text:c="2"/>permission java.util.PropertyPermission "log4j.*", "read";</text:p>
      <text:p text:style-name="Code_20_block"><text:s text:c="2"/><text:span text:style-name="T9">//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9">#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41489102" text:continue-numbering="true" text:style-name="Outline">
        <text:list-item>
          <text:list>
            <text:list-item>
              <text:list>
                <text:list-item>
                  <text:h text:style-name="P39" text:outline-level="3">Full node configuration file (default values)</text:h>
                </text:list-item>
              </text:list>
            </text:list-item>
          </text:list>
        </text:list-item>
      </text:list>
      <text:p text:style-name="Code_20_block"><text:s text:c="2"/><text:span text:style-name="T9"># Host name, or ip address, of the host the JPPF driver is running on</text:span></text:p>
      <text:p text:style-name="Code_20_block"><text:s text:c="2"/>jppf.server.host = localhost</text:p>
      <text:p text:style-name="Code_20_block"><text:s text:c="2"/></text:p>
      <text:p text:style-name="Code_20_block"><text:s text:c="2"/><text:span text:style-name="T9"># JPPF server port number</text:span></text:p>
      <text:p text:style-name="Code_20_block"><text:s text:c="2"/>jppf.server.port = 11111</text:p>
      <text:p text:style-name="Code_20_block"><text:s text:c="2"/></text:p>
      <text:p text:style-name="Code_20_block"><text:s text:c="2"/><text:span text:style-name="T9"># Enabling JMX features</text:span></text:p>
      <text:p text:style-name="Code_20_block"><text:s text:c="2"/><text:span text:style-name="T12">jppf.management.enabled = true</text:span></text:p>
      <text:p text:style-name="Code_20_block"><text:s text:c="2"/></text:p>
      <text:p text:style-name="Code_20_block"><text:s text:c="2"/><text:span text:style-name="T9"># JMX management host IP address</text:span></text:p>
      <text:p text:style-name="Code_20_block"><text:s text:c="2"/><text:span text:style-name="T9">#jppf.management.host = localhost</text:span></text:p>
      <text:p text:style-name="Code_20_block"><text:s text:c="2"/></text:p>
      <text:p text:style-name="Code_20_block"><text:s text:c="2"/><text:span text:style-name="T9"># JMX management port</text:span></text:p>
      <text:p text:style-name="Code_20_block"><text:s text:c="2"/>jppf.management.port = 12001</text:p>
      <text:p text:style-name="Code_20_block"><text:s text:c="2"/></text:p>
      <text:p text:style-name="Code_20_block"><text:s text:c="2"/><text:span text:style-name="T9"># path to the JPPF security policy file</text:span></text:p>
      <text:p text:style-name="Code_20_block"><text:s text:c="2"/><text:span text:style-name="T9">#jppf.policy.file = config/jppf.policy</text:span></text:p>
      <text:p text:style-name="Code_20_block"><text:s text:c="2"/></text:p>
      <text:p text:style-name="Code_20_block"><text:s text:c="2"/><text:span text:style-name="T9"># Enable/Disable automatic discovery of JPPF drivers</text:span></text:p>
      <text:p text:style-name="Code_20_block"><text:s text:c="2"/>jppf.discovery.enabled = true</text:p>
      <text:p text:style-name="Code_20_block"><text:s text:c="2"/></text:p>
      <text:p text:style-name="Code_20_block"><text:s text:c="2"/><text:span text:style-name="T9"># UDP multicast group to which drivers broadcast their connection parameters</text:span></text:p>
      <text:p text:style-name="Code_20_block"><text:s text:c="2"/>jppf.discovery.group = 230.0.0.1</text:p>
      <text:p text:style-name="Code_20_block"><text:s text:c="2"/><text:span text:style-name="T9"># UDP multicast port to which drivers broadcast their connection parameters</text:span></text:p>
      <text:p text:style-name="Code_20_block"><text:s text:c="2"/>jppf.discovery.port = 11111</text:p>
      <text:p text:style-name="Code_20_block"><text:s text:c="2"/><text:span text:style-name="T9"># How long the <text:s/>node will attempt to automatically discover a driver before</text:span></text:p>
      <text:p text:style-name="Code_20_block"><text:s text:c="2"/><text:span text:style-name="T9"># falling back to the parameters specified in this configuration file</text:span></text:p>
      <text:p text:style-name="Code_20_block"><text:s text:c="2"/>jppf.discovery.timeout = 5000</text:p>
      <text:p text:style-name="Code_20_block"><text:s text:c="2"/></text:p>
      <text:p text:style-name="Code_20_block"><text:s text:c="2"/><text:span text:style-name="T9">#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9"># Time after which the system stops trying to reconnect, in seconds</text:span></text:p>
      <text:p text:style-name="Code_20_block"><text:s text:c="2"/>reconnect.max.time = 5</text:p>
      <text:p text:style-name="Code_20_block"><text:s text:c="2"/></text:p>
      <text:p text:style-name="Code_20_block"><text:s text:c="2"/><text:span text:style-name="T9"># Automatic recovery: time between two connection attempts, in seconds</text:span></text:p>
      <text:p text:style-name="Code_20_block"><text:s text:c="2"/>reconnect.interval = 1</text:p>
      <text:p text:style-name="Code_20_block"><text:s text:c="2"/></text:p>
      <text:p text:style-name="Code_20_block"><text:s text:c="2"/><text:span text:style-name="T9"># Processing Threads: number of threads running tasks in this node</text:span></text:p>
      <text:p text:style-name="P12"><text:s text:c="2"/>#processing.threads = 1</text:p>
      <text:p text:style-name="Code_20_block"><text:s text:c="2"/></text:p>
      <text:p text:style-name="Code_20_block"><text:s text:c="2"/><text:span text:style-name="T9"># Other JVM options added to the java command line when the node is started as</text:span></text:p>
      <text:p text:style-name="Code_20_block"><text:s text:c="2"/><text:span text:style-name="T9"># a subprocess. Multiple options are separated by spaces</text:span></text:p>
      <text:p text:style-name="Code_20_block"><text:s text:c="2"/>jppf.jvm.options = -server -Xmx256m</text:p>
      <text:p text:style-name="Code_20_block"><text:s text:c="2"/></text:p>
      <text:p text:style-name="Code_20_block"><text:s text:c="2"/><text:span text:style-name="T9"># size of the node's class loader cache</text:span></text:p>
      <text:p text:style-name="Code_20_block"><text:s text:c="2"/>jppf.classloader.cache.size = 10</text:p>
      <text:list xml:id="list41485355" text:continue-numbering="true" text:style-name="Outline">
        <text:list-item>
          <text:list>
            <text:list-item>
              <text:h text:style-name="P36"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9"># Enable or disable automatic discovery of JPPF drivers</text:span><text:line-break/> <text:s/>jppf.discovery.enabled = true</text:p>
      <text:p text:style-name="Code_20_block"><text:s text:c="2"/></text:p>
      <text:p text:style-name="Code_20_block"><text:s text:c="2"/><text:span text:style-name="T9"># UDP multicast group to which drivers broadcast their connection parameters</text:span><text:line-break/> <text:s/>jppf.discovery.group = 230.0.0.1<text:line-break/> <text:s/></text:p>
      <text:p text:style-name="Code_20_block"><text:s text:c="2"/><text:span text:style-name="T9"># UDP multicast port to which drivers broadcast their connection parameters</text:span><text:line-break/> <text:s/>jppf.discovery.port = 11111</text:p>
      <text:p text:style-name="Code_20_block"><text:s text:c="2"/></text:p>
      <text:p text:style-name="Code_20_block"><text:s text:c="2"/><text:span text:style-name="T9"># IPv4 address inclusion patterns</text:span></text:p>
      <text:p text:style-name="Code_20_block"><text:s text:c="2"/>jppf.discovery.include.ipv4 = </text:p>
      <text:p text:style-name="Code_20_block"><text:s text:c="2"/></text:p>
      <text:p text:style-name="Code_20_block"><text:s text:c="2"/><text:span text:style-name="T9"># IPv4 address exclusion patterns</text:span></text:p>
      <text:p text:style-name="Code_20_block"><text:s text:c="2"/>jppf.discovery.exclude.ipv4 = </text:p>
      <text:p text:style-name="Code_20_block"><text:s text:c="2"/></text:p>
      <text:p text:style-name="Code_20_block"><text:s text:c="2"/><text:span text:style-name="T9"># IPv6 address inclusion patterns</text:span></text:p>
      <text:p text:style-name="Code_20_block"><text:s text:c="2"/>jppf.discovery.include.ipv6 = </text:p>
      <text:p text:style-name="Code_20_block"><text:s text:c="2"/></text:p>
      <text:p text:style-name="Code_20_block"><text:s text:c="2"/><text:span text:style-name="T9">#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9">#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41470388" text:continue-list="list41495041" text:style-name="List_20_1">
        <text:list-item>
          <text:p text:style-name="P22">if we defined <text:span text:style-name="Code_20_char">jppf.pool.size = 1</text:span>, the first discovered driver will have 1 connection named “driver-1”</text:p>
        </text:list-item>
        <text:list-item>
          <text:p text:style-name="P22">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9">#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41485496" text:continue-list="list41485355"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9"># space-separated list of drivers this client may connect to</text:span></text:p>
      <text:p text:style-name="Code_20_block"><text:s text:c="2"/><text:span text:style-name="T9">#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3">Connection to the JPPF server</text:p>
      <text:p text:style-name="Standard"/>
      <text:p text:style-name="Code_20_block"><text:s text:c="2"/><text:span text:style-name="T9"># host name, or ip address, of the host the JPPF driver is running on</text:span><text:line-break/> <text:s/>driver-1.jppf.server.host = localhost<text:line-break/> <text:s/><text:span text:style-name="T9">#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9"><text:span text:style-name="T14">Backward compatibility with JPPF v2.x</text:span><text:span text:style-name="T1">: To avoid too much disruption in applications configured for JPPF v2.x, JPPF will use the server port defined with the “old" property "</text:span><text:span text:style-name="T13">driver-1</text:span><text:span text:style-name="T1">.</text:span><text:span text:style-name="T14">class</text:span><text:span text:style-name="T13">.server.port</text:span><text:span text:style-name="T1">” if “</text:span><text:span text:style-name="T13">driver-1.jppf.server.port</text:span><text:span text:style-name="T1">” is not defined.</text:span></text:p>
      <text:p text:style-name="Standard"/>
      <text:p text:style-name="P3">Connection pool size</text:p>
      <text:p text:style-name="Standard"/>
      <text:p text:style-name="Code_20_block"><text:s text:c="2"/><text:span text:style-name="T9">#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9">#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3">Connection to the management server</text:p>
      <text:p text:style-name="Standard"/>
      <text:p text:style-name="Code_20_block"><text:s text:c="2"/><text:span text:style-name="T9"># management host for this driver</text:span></text:p>
      <text:p text:style-name="Code_20_block"><text:s text:c="2"/>driver-1.jppf.management.host = localhost</text:p>
      <text:p text:style-name="Code_20_block"><text:s text:c="2"/><text:span text:style-name="T9">#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41478018"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9"># enable discovery</text:span></text:p>
      <text:p text:style-name="Code_20_block"><text:s text:c="2"/>jppf.discovery.enabled = true</text:p>
      <text:p text:style-name="Code_20_block"><text:s text:c="2"/><text:span text:style-name="T9"># specifiy both discovery and manually configured drivers</text:span></text:p>
      <text:p text:style-name="Code_20_block"><text:s text:c="2"/>jppf.drivers = <text:span text:style-name="T3">jppf_discovery</text:span> driver-1</text:p>
      <text:p text:style-name="Code_20_block"><text:s text:c="2"/><text:span text:style-name="T9"># host for this driver</text:span></text:p>
      <text:p text:style-name="Code_20_block"><text:s text:c="2"/>driver-1.jppf.server.host = my_host</text:p>
      <text:p text:style-name="Code_20_block"><text:s text:c="2"/><text:span text:style-name="T9"># port for this driver</text:span></text:p>
      <text:p text:style-name="Code_20_block"><text:s text:c="2"/>driver-1.jppf.server.port = 11111</text:p>
      <text:list xml:id="list41492370"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9"># number of seconds before the first reconnection attempt</text:span><text:line-break/> <text:s/>reconnect.initial.delay = 1<text:line-break/> <text:s/><text:line-break/> <text:s/><text:span text:style-name="T9"># time after which the system stops trying to reconnect, in seconds</text:span><text:line-break/> <text:s/><text:span text:style-name="T9"># a value of zero or less means it never stops</text:span></text:p>
      <text:p text:style-name="Code_20_block"><text:soft-page-break/><text:s text:c="2"/>reconnect.max.time = 60<text:line-break/> <text:s/><text:line-break/> <text:s/><text:span text:style-name="T9">#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4146849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4148143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9">#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9"># number of threads to use for local execution</text:span><text:line-break/> <text:s/><text:span text:style-name="T9">#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9"># enable remote job execution; defaults to true</text:span></text:p>
      <text:p text:style-name="Code_20_block"><text:s text:c="2"/>jppf.remote.execution.enabled = false</text:p>
      <text:list xml:id="list41474741"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9"># specifies for how many completed tasks to wait until a notification is sent</text:span><text:line-break/> <text:s/>jppf.local.execution.accumulation.size = 4</text:p>
      <text:p text:style-name="Code_20_block"><text:s text:c="2"/></text:p>
      <text:p text:style-name="Code_20_block"><text:s text:c="2"/><text:span text:style-name="T9"># specifies how long to wait before a notification is sent</text:span></text:p>
      <text:p text:style-name="Code_20_block"><text:span text:style-name="T9"><text:s text:c="2"/># (if any task has completed)</text:span><text:line-break/> <text:s/>jppf.local.execution.accumulation.time = 100</text:p>
      <text:p text:style-name="Code_20_block"><text:s text:c="2"/><text:span text:style-name="T9"># Specifies the time unit:</text:span></text:p>
      <text:p text:style-name="Code_20_block"><text:span text:style-name="T9"><text:s text:c="2"/># <text:s text:c="2"/>n = nanoseconds <text:s text:c="7"/>M = minutes</text:span><text:line-break/><text:span text:style-name="T9"> <text:s/># <text:s text:c="2"/>m = milliseconds <text:s text:c="6"/>h = hours</text:span><text:line-break/><text:span text:style-name="T9">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p text:style-name="P7"/>
      <text:list xml:id="list41486202" text:continue-numbering="true" text:style-name="Outline">
        <text:list-item>
          <text:list>
            <text:list-item>
              <text:list>
                <text:list-item>
                  <text:h text:style-name="P39"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9">#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9">#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41492827"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9"># list of drivers this client may connect to</text:span></text:p>
      <text:p text:style-name="Code_20_block"><text:s text:c="2"/>jppf.drivers = driver-1 driver-2</text:p>
      <text:p text:style-name="Code_20_block"><text:s text:c="2"/></text:p>
      <text:p text:style-name="Code_20_block"><text:s text:c="2"/><text:span text:style-name="T9"># host name, or ip address, of the host the JPPF driver is running on</text:span></text:p>
      <text:p text:style-name="Code_20_block"><text:s text:c="2"/>driver-1.jppf.server.host = localhost</text:p>
      <text:p text:style-name="Code_20_block"><text:s text:c="2"/><text:span text:style-name="T9"># port number for the class server that performs remote class loading</text:span></text:p>
      <text:p text:style-name="Code_20_block"><text:s text:c="2"/>driver-1.jppf.server.port = 11111</text:p>
      <text:p text:style-name="Code_20_block"><text:s text:c="2"/><text:span text:style-name="T9"># priority given to the driver connection</text:span></text:p>
      <text:p text:style-name="Code_20_block"><text:s text:c="2"/>driver-1.priority = 0</text:p>
      <text:p text:style-name="Code_20_block"><text:s text:c="2"/><text:span text:style-name="T9"># connection poool size</text:span></text:p>
      <text:p text:style-name="Code_20_block"><text:s text:c="2"/>driver-1.jppf.pool.size = 1</text:p>
      <text:p text:style-name="Code_20_block"><text:s text:c="2"/></text:p>
      <text:p text:style-name="Code_20_block"><text:s text:c="2"/><text:span text:style-name="T9"># host name for the management server</text:span></text:p>
      <text:p text:style-name="Code_20_block"><text:s text:c="2"/>driver-1.jppf.management.host = localhost</text:p>
      <text:p text:style-name="Code_20_block"><text:s text:c="2"/><text:span text:style-name="T9"># port number for the management server</text:span></text:p>
      <text:p text:style-name="Code_20_block"><text:s text:c="2"/>driver-1.jppf.management.port = 11198</text:p>
      <text:p text:style-name="Code_20_block"><text:s text:c="2"/></text:p>
      <text:p text:style-name="Code_20_block"><text:s text:c="2"/><text:span text:style-name="T9">#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9"># enable/disable automatic discovery of JPPF drivers</text:span></text:p>
      <text:p text:style-name="Code_20_block"><text:s text:c="2"/>jppf.discovery.enabled = true</text:p>
      <text:p text:style-name="Code_20_block"><text:s text:c="2"/><text:span text:style-name="T9"># UDP multicast group to which drivers broadcast their connection parameters</text:span></text:p>
      <text:p text:style-name="Code_20_block"><text:s text:c="2"/>jppf.discovery.group = 230.0.0.1</text:p>
      <text:p text:style-name="Code_20_block"><text:s text:c="2"/><text:span text:style-name="T9"># UDP multicast port to which drivers broadcast their connection parameters</text:span></text:p>
      <text:p text:style-name="Code_20_block"><text:s text:c="2"/>jppf.discovery.port = 11111</text:p>
      <text:p text:style-name="Code_20_block"><text:s text:c="2"/></text:p>
      <text:p text:style-name="Code_20_block"><text:s text:c="2"/><text:span text:style-name="T9"># automatic recovery: number of seconds before the first reconnection attempt</text:span></text:p>
      <text:p text:style-name="Code_20_block"><text:s text:c="2"/>reconnect.initial.delay = 1</text:p>
      <text:p text:style-name="Code_20_block"><text:s text:c="2"/><text:span text:style-name="T9"># time after which the system stops trying to reconnect, in seconds</text:span></text:p>
      <text:p text:style-name="Code_20_block"><text:s text:c="2"/>reconnect.max.time = 5</text:p>
      <text:p text:style-name="Code_20_block"><text:s text:c="2"/><text:span text:style-name="T9"># automatic recovery: time between two connection attempts, in seconds</text:span></text:p>
      <text:p text:style-name="Code_20_block"><text:s text:c="2"/>reconnect.interval = 1</text:p>
      <text:p text:style-name="Code_20_block"><text:s text:c="2"/></text:p>
      <text:p text:style-name="Code_20_block"><text:s text:c="2"/><text:span text:style-name="T9"># enable/disable local job execution; defaults to false</text:span><text:line-break/> <text:s/>jppf.local.execution.enabled = false</text:p>
      <text:p text:style-name="Code_20_block"><text:s text:c="2"/><text:span text:style-name="T9"># number of threads to use for local execution</text:span><text:line-break/> <text:s/>jppf.local.execution.threads = 4</text:p>
      <text:p text:style-name="Code_20_block"><text:s text:c="2"/><text:span text:style-name="T9"># specifies for how many completed tasks to wait before a notification is sent</text:span><text:line-break/> <text:s/>jppf.local.execution.accumulation.size = 4</text:p>
      <text:p text:style-name="Code_20_block"><text:s text:c="2"/><text:span text:style-name="T9"># how long to wait before a notification is sent</text:span></text:p>
      <text:p text:style-name="Code_20_block"><text:soft-page-break/><text:s text:c="2"/>jppf.local.execution.accumulation.time = 100</text:p>
      <text:p text:style-name="Code_20_block"><text:s text:c="2"/><text:span text:style-name="T9"># the time unit</text:span></text:p>
      <text:p text:style-name="Code_20_block"><text:s text:c="2"/>jppf.local.execution.accumulation.unit = m</text:p>
      <text:p text:style-name="Code_20_block"><text:s text:c="2"/></text:p>
      <text:p text:style-name="Code_20_block"><text:s text:c="2"/><text:span text:style-name="T9">#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9">#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41484694" text:continue-numbering="true" text:style-name="Outline">
        <text:list-item>
          <text:list>
            <text:list-item>
              <text:h text:style-name="P36"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41479167"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9"># Enable SSL. Default value is false (disabled).</text:span></text:p>
      <text:p text:style-name="P12"><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4148772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2"><text:s text:c="2"/># Port number to which the server listens for secure connections, defaults to 11443</text:p>
      <text:p text:style-name="P12"><text:s text:c="2"/># A negative value indicates that no secure connection is accepted</text:p>
      <text:p text:style-name="Code_20_block"><text:s text:c="2"/>jppf.ssl.server.port = 11443</text:p>
      <text:p text:style-name="Code_20_block"><text:s text:c="2"/></text:p>
      <text:p text:style-name="Code_20_block"><text:s text:c="2"/><text:span text:style-name="T9">#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9">#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9"># disable non-secure connections</text:span></text:p>
      <text:p text:style-name="Code_20_block"><text:s text:c="2"/>jppf.server.port = <text:span text:style-name="T5">-1</text:span></text:p>
      <text:p text:style-name="Code_20_block"><text:s text:c="2"/><text:span text:style-name="T9"># enable secure connections</text:span></text:p>
      <text:p text:style-name="Code_20_block"><text:s text:c="2"/>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9"># Enabling JMX via non-secure connections, defaults to true</text:span></text:p>
      <text:p text:style-name="Code_20_block"><text:s text:c="2"/>jppf.management.enabled = false</text:p>
      <text:p text:style-name="Code_20_block"><text:s text:c="2"/><text:span text:style-name="T9"># Enabling JMX via secure connections, defaults to false</text:span></text:p>
      <text:p text:style-name="Code_20_block"><text:s text:c="2"/>jppf.management.ssl.enabled = true</text:p>
      <text:p text:style-name="Code_20_block"><text:s text:c="2"/><text:span text:style-name="T9"># Secure JMX server port</text:span></text:p>
      <text:p text:style-name="Code_20_block"><text:s text:c="2"/>jppf.management.ssl.port = 11193</text:p>
      <text:list xml:id="list41468255"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4147976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9">#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41490605"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text:s text:c="2"/># SSL configuration as an arbitrary source. Value is the fully qualified name</text:p>
      <text:p text:style-name="P12"><text:s text:c="2"/># of an implementation of java.util.concurrent.Callable&lt;InputStream&gt; with optional</text:p>
      <text:p text:style-name="P12"><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9">//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9">//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9">//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41493209"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41472524"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Code_20_block"><text:s text:c="2"/><text:span text:style-name="T9">#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4147603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Code_20_block"><text:s text:c="2"/><text:span text:style-name="T9">#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41490284"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Code_20_block"><text:s text:c="2"/><text:span text:style-name="T9">#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4148172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Code_20_block"><text:s text:c="2"/><text:span text:style-name="T9"># client authentication mode</text:span></text:p>
      <text:p text:style-name="P12"><text:s text:c="2"/># possible values: none | want | need</text:p>
      <text:p text:style-name="Code_20_block"><text:s text:c="2"/>jppf.ssl.client.auth = none</text:p>
      <text:list xml:id="list4148882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9"># path to the key store on the file system</text:span></text:p>
      <text:p text:style-name="Code_20_block"><text:s text:c="2"/>jppf.ssl.keystore.file = config/ssl/keystore.ks</text:p>
      <text:p text:style-name="Code_20_block"><text:s text:c="2"/><text:span text:style-name="T9">#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9"># keystore password in clear text</text:span></text:p>
      <text:p text:style-name="Code_20_block"><text:s text:c="2"/>jppf.ssl.keystore.password = password</text:p>
      <text:p text:style-name="Code_20_block"><text:s text:c="2"/><text:span text:style-name="T9"># keystore password from an arbitrary source</text:span></text:p>
      <text:p text:style-name="Code_20_block"><text:s text:c="2"/><text:span text:style-name="T9"># the source is an implementation of Callable&lt;char[]&gt; with optional parameters</text:span></text:p>
      <text:p text:style-name="Code_20_block"><text:s text:c="2"/>jppf.ssl.keystore.password.source = org.jppf.ssl.PlainTextPassword password</text:p>
      <text:list xml:id="list41484198"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9"># path to the trust store on the file system</text:span></text:p>
      <text:p text:style-name="Code_20_block"><text:s text:c="2"/>jppf.ssl.truststore.file = config/ssl/truststore.ks</text:p>
      <text:p text:style-name="Code_20_block"><text:s text:c="2"/><text:span text:style-name="T9">#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9"># keystore password in clear text</text:span></text:p>
      <text:p text:style-name="Code_20_block"><text:s text:c="2"/>jppf.ssl.truststore.password = password</text:p>
      <text:p text:style-name="Code_20_block"><text:s text:c="2"/><text:span text:style-name="T9"># keystore password from an arbitrary source</text:span></text:p>
      <text:p text:style-name="Code_20_block"><text:s text:c="2"/><text:span text:style-name="T9"># the source is an implementation of Callable&lt;char[]&gt; with opptional parameters</text:span></text:p>
      <text:p text:style-name="Code_20_block"><text:s text:c="2"/>jppf.ssl.truststore.password.source = org.jppf.ssl.PlainTextPassword password</text:p>
      <text:list xml:id="list41483335"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9"># SSLContext protocol, defaults to SSL</text:span></text:p>
      <text:p text:style-name="Code_20_block"><text:s text:c="2"/>jppf.ssl.context.protocol = SSL</text:p>
      <text:p text:style-name="Code_20_block"><text:s text:c="2"/><text:span text:style-name="T9"># list of space-separated enabled protocols</text:span></text:p>
      <text:p text:style-name="Code_20_block"><text:s text:c="2"/>jppf.ssl.protocols = SSLv2Hello SSLv3</text:p>
      <text:p text:style-name="Code_20_block"><text:s text:c="2"/><text:span text:style-name="T9"># enabled cipher suites as a list of space-separated values</text:span></text:p>
      <text:p text:style-name="Code_20_block"><text:s text:c="2"/>jppf.ssl.cipher.suites = SSL_RSA_WITH_RC4_128_MD5 SSL_RSA_WITH_RC4_128_SHA</text:p>
      <text:p text:style-name="Code_20_block"><text:s text:c="2"/><text:span text:style-name="T9"># client authentication mode; possible values: none | want | need</text:span></text:p>
      <text:p text:style-name="Code_20_block"><text:s text:c="2"/>jppf.ssl.client.auth = none</text:p>
      <text:p text:style-name="Code_20_block"><text:s text:c="2"/></text:p>
      <text:p text:style-name="Code_20_block"><text:s text:c="2"/><text:span text:style-name="T9"># path to the key store on the file system.</text:span></text:p>
      <text:p text:style-name="Code_20_block"><text:s text:c="2"/>jppf.ssl.keystore.file = config/ssl/keystore.ks</text:p>
      <text:p text:style-name="Code_20_block"><text:s text:c="2"/><text:span text:style-name="T9"># keystore password in clear text</text:span></text:p>
      <text:p text:style-name="Code_20_block"><text:s text:c="2"/>jppf.ssl.keystore.password = password</text:p>
      <text:p text:style-name="Code_20_block"/>
      <text:p text:style-name="Code_20_block"><text:s text:c="2"/><text:span text:style-name="T9"># the trust store location as an arbitrary source:</text:span></text:p>
      <text:p text:style-name="Code_20_block"><text:s text:c="2"/><text:span text:style-name="T9">#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9"># truststore password as an arbitrary source:</text:span></text:p>
      <text:p text:style-name="Code_20_block"><text:s text:c="2"/><text:span text:style-name="T9">#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6H3M53S</meta:editing-duration>
    <meta:editing-cycles>265</meta:editing-cycles>
    <meta:generator>LibreOffice/4.0.4.2$Windows_x86 LibreOffice_project/9e9821abd0ffdbc09cd8c52eaa574fa09eb08f2</meta:generator>
    <meta:creation-date>2009-09-06T09:04:15.91</meta:creation-date>
    <dc:date>2013-07-30T21:33:29.42</dc:date>
    <meta:document-statistic meta:table-count="0" meta:image-count="2" meta:object-count="0" meta:page-count="24" meta:paragraph-count="772" meta:word-count="9571" meta:character-count="64930" meta:non-whitespace-character-count="5490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